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sub>
          <mi>Q</mi>
          <mtext>hoch</mtext>
        </msub>
        <msub>
          <mi>T</mi>
          <mtext>hoch</mtext>
        </msub>
      </mfrac>
      <mrow>
        <mspace width="2em"/>
        <mo stretchy="false">+</mo>
        <mspace width="2em"/>
      </mrow>
      <mfrac>
        <msub>
          <mi>Q</mi>
          <mtext>tief</mtext>
        </msub>
        <msub>
          <mi>T</mi>
          <mtext>tief</mtext>
        </msub>
      </mfrac>
      <mrow>
        <mspace width="2em"/>
        <mo stretchy="false">=</mo>
        <mspace width="2em"/>
      </mrow>
      <mn>0</mn>
    </mrow>
    <annotation encoding="StarMath 5.0">Q _"hoch" over T _"hoch" ~+~ Q _"tief" over T _"tief"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3:55:55.911000000</meta:creation-date>
    <dc:date>2015-04-09T13:56:53.182000000</dc:date>
    <meta:editing-duration>PT57S</meta:editing-duration>
    <meta:editing-cycles>1</meta:editing-cycles>
    <meta:generator>LibreOffice/4.3.4.1$Windows_x86 LibreOffice_project/bc356b2f991740509f321d70e4512a6a54c5f243</meta:generator>
  </office:meta>
</office:document-meta>
</file>